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535in"/>
    </style:style>
    <style:style style:name="co2" style:family="table-column">
      <style:table-column-properties fo:break-before="auto" style:column-width="8.5783in"/>
    </style:style>
    <style:style style:name="co3" style:family="table-column">
      <style:table-column-properties fo:break-before="auto" style:column-width="2.22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 its new tourism campaign, Detroit proudly proclaims that it has finally eliminated _____.</text:p>
          </table:table-cell>
          <table:table-cell office:value-type="string">
            <text:p>_____ is a slippery slope that leads to _____.</text:p>
          </table:table-cell>
          <table:table-cell office:value-type="string">
            <text:p>What does Dick Cheney prefer?</text:p>
          </table:table-cell>
        </table:table-row>
        <table:table-row table:style-name="ro1">
          <table:table-cell office:value-type="string">
            <text:p>In L.A. County Jail, word is you can trade 200 cigarettes for _____.</text:p>
          </table:table-cell>
          <table:table-cell office:value-type="string">
            <text:p>_____: Good to the last drop.</text:p>
          </table:table-cell>
          <table:table-cell office:value-type="string">
            <text:p>What don't you want to find in your Chinese food?</text:p>
          </table:table-cell>
        </table:table-row>
        <table:table-row table:style-name="ro1">
          <table:table-cell office:value-type="string">
            <text:p>In M. Night Shyamalan's new movie, Bruce Willis discovers that _____ had really been _____ all along.</text:p>
          </table:table-cell>
          <table:table-cell office:value-type="string">
            <text:p>_____: Kid-tested, mother-approved.</text:p>
          </table:table-cell>
          <table:table-cell office:value-type="string">
            <text:p>What ended my last relationship?</text:p>
          </table:table-cell>
        </table:table-row>
        <table:table-row table:style-name="ro1">
          <table:table-cell office:value-type="string">
            <text:p>In Michael Jackson's final moments, he thought about _____.</text:p>
          </table:table-cell>
          <table:table-cell office:value-type="string">
            <text:p>_____? There's an app for that.</text:p>
          </table:table-cell>
          <table:table-cell office:value-type="string">
            <text:p>What gets better with age?</text:p>
          </table:table-cell>
        </table:table-row>
        <table:table-row table:style-name="ro1">
          <table:table-cell office:value-type="string">
            <text:p>In Rome, there are whisperings that the Vatican has a secret room devoted to _____.</text:p>
          </table:table-cell>
          <table:table-cell office:value-type="string">
            <text:p>_____. Betcha can't have just one!</text:p>
          </table:table-cell>
          <table:table-cell office:value-type="string">
            <text:p>What gives me uncontrollable gas?</text:p>
          </table:table-cell>
        </table:table-row>
        <table:table-row table:style-name="ro1">
          <table:table-cell office:value-type="string">
            <text:p>In the distant future, historians will agree that _____ marked the beginning of America's decline.</text:p>
          </table:table-cell>
          <table:table-cell office:value-type="string">
            <text:p>_____. High five, bro.</text:p>
          </table:table-cell>
          <table:table-cell office:value-type="string">
            <text:p>What has been making life difficult at the nudist colony?</text:p>
          </table:table-cell>
        </table:table-row>
        <table:table-row table:style-name="ro1">
          <table:table-cell office:value-type="string">
            <text:p>In the new Disney Channel Original Movie, Hannah Montana struggles with _____ for the first time. </text:p>
          </table:table-cell>
          <table:table-cell office:value-type="string">
            <text:p>_____. It's a trap!</text:p>
          </table:table-cell>
          <table:table-cell office:value-type="string">
            <text:p>What helps Obama unwind?</text:p>
          </table:table-cell>
        </table:table-row>
        <table:table-row table:style-name="ro1">
          <table:table-cell office:value-type="string">
            <text:p>Instead of coal, Santa now gives the bad children _____.</text:p>
          </table:table-cell>
          <table:table-cell office:value-type="string">
            <text:p>_____. That's how I want to die.</text:p>
          </table:table-cell>
          <table:table-cell office:value-type="string">
            <text:p>What is Batman's guilty pleasure?</text:p>
          </table:table-cell>
        </table:table-row>
        <table:table-row table:style-name="ro1">
          <table:table-cell office:value-type="string">
            <text:p>It's a pity that kids these days are all getting involved with _____.</text:p>
          </table:table-cell>
          <table:table-cell office:value-type="string">
            <text:p>A romantic, candlelit dinner would be incomplete without _____.</text:p>
          </table:table-cell>
          <table:table-cell office:value-type="string">
            <text:p>What never fails to liven up the party?</text:p>
          </table:table-cell>
        </table:table-row>
        <table:table-row table:style-name="ro2">
          <table:table-cell office:value-type="string">
            <text:p>It's a trap!</text:p>
          </table:table-cell>
          <table:table-cell office:value-type="string">
            <text:p>After Hurricane Katrina, Sean Penn brought _____ to the people of New Orleans.</text:p>
          </table:table-cell>
          <table:table-cell office:value-type="string">
            <text:p>What will always get you laid?</text:p>
          </table:table-cell>
        </table:table-row>
        <table:table-row table:style-name="ro1">
          <table:table-cell office:value-type="string">
            <text:p>Life for American Indians was forever changed when the White Man introduced them to _____.</text:p>
          </table:table-cell>
          <table:table-cell office:value-type="string">
            <text:p>After the earthquake, Sean Penn brought _____ to the people of Haiti.</text:p>
          </table:table-cell>
          <table:table-cell office:value-type="string">
            <text:p>What will I bring back in time to convince people that I am a powerful wizard?</text:p>
          </table:table-cell>
        </table:table-row>
        <table:table-row table:style-name="ro1">
          <table:table-cell office:value-type="string">
            <text:p>Life was difficult for cavemen before _____.</text:p>
          </table:table-cell>
          <table:table-cell office:value-type="string">
            <text:p>Alternative medicine is now embracing the curative powers of _____.</text:p>
          </table:table-cell>
          <table:table-cell office:value-type="string">
            <text:p>What would grandma find disturbing, yet oddly charming?</text:p>
          </table:table-cell>
        </table:table-row>
        <table:table-row table:style-name="ro1">
          <table:table-cell office:value-type="string">
            <text:p>Lifetime presents _____, the story of _____.</text:p>
          </table:table-cell>
          <table:table-cell office:value-type="string">
            <text:p>And I would have gotten away with it, too, if it hadn't been for _____.</text:p>
          </table:table-cell>
          <table:table-cell office:value-type="string">
            <text:p>What's a girl's best friend?</text:p>
          </table:table-cell>
        </table:table-row>
        <table:table-row table:style-name="ro1">
          <table:table-cell office:value-type="string">
            <text:p>Major League Baseball has banned _____ for giving players an unfair advantage.</text:p>
          </table:table-cell>
          <table:table-cell office:value-type="string">
            <text:p>And the Academy Award for _____ goes to _____.</text:p>
          </table:table-cell>
          <table:table-cell office:value-type="string">
            <text:p>What's my anti-drug?</text:p>
          </table:table-cell>
        </table:table-row>
        <table:table-row table:style-name="ro1">
          <table:table-cell office:value-type="string">
            <text:p>Maybe she's born with it. Maybe it's _____.</text:p>
          </table:table-cell>
          <table:table-cell office:value-type="string">
            <text:p>Anthropologists have recently discovered a primitive tribe that worships _____.</text:p>
          </table:table-cell>
          <table:table-cell office:value-type="string">
            <text:p>What's my secret power?</text:p>
          </table:table-cell>
        </table:table-row>
        <table:table-row table:style-name="ro1">
          <table:table-cell office:value-type="string">
            <text:p>MTV's new reality show features eight washed-up celebrities living with _____.</text:p>
          </table:table-cell>
          <table:table-cell office:value-type="string">
            <text:p>Betcha can't have just one!</text:p>
          </table:table-cell>
          <table:table-cell office:value-type="string">
            <text:p>What's Teach for America using to inspire inner city students to succeed?</text:p>
          </table:table-cell>
        </table:table-row>
        <table:table-row table:style-name="ro1">
          <table:table-cell office:value-type="string">
            <text:p>Next from J.K. Rowling: Harry Potter and the Chamber of _____.</text:p>
          </table:table-cell>
          <table:table-cell office:value-type="string">
            <text:p>BILLY MAYS HERE FOR _____!</text:p>
          </table:table-cell>
          <table:table-cell office:value-type="string">
            <text:p>What's that smell?</text:p>
          </table:table-cell>
        </table:table-row>
        <table:table-row table:style-name="ro1">
          <table:table-cell office:value-type="string">
            <text:p>Next on ESPN2: The World Series of _____.</text:p>
          </table:table-cell>
          <table:table-cell office:value-type="string">
            <text:p>But before I kill you, Mr. Bond, I must show you _____.</text:p>
          </table:table-cell>
          <table:table-cell office:value-type="string">
            <text:p>What's that sound?</text:p>
          </table:table-cell>
        </table:table-row>
        <table:table-row table:style-name="ro1">
          <table:table-cell office:value-type="string">
            <text:p>Rumor has it that Vladimir Putin's favorite dish is _____ stuffed with _____.</text:p>
          </table:table-cell>
          <table:table-cell office:value-type="string">
            <text:p>Coming to Broadway this season, _____: The Musical.</text:p>
          </table:table-cell>
          <table:table-cell office:value-type="string">
            <text:p>What's the crustiest?</text:p>
          </table:table-cell>
        </table:table-row>
        <table:table-row table:style-name="ro1">
          <table:table-cell office:value-type="string">
            <text:p>Science will never explain the origin of _____.</text:p>
          </table:table-cell>
          <table:table-cell office:value-type="string">
            <text:p>Dear Abby, I'm having some trouble with _____ and would like your advice.</text:p>
          </table:table-cell>
          <table:table-cell office:value-type="string">
            <text:p>What's the gift that keeps on giving?</text:p>
          </table:table-cell>
        </table:table-row>
        <table:table-row table:style-name="ro1">
          <table:table-cell office:value-type="string">
            <text:p>Sorry everyone, I just _____.</text:p>
          </table:table-cell>
          <table:table-cell office:value-type="string">
            <text:p>Due to a PR fiasco, Walmart no longer offers _____.</text:p>
          </table:table-cell>
          <table:table-cell office:value-type="string">
            <text:p>What's the most emo?</text:p>
          </table:table-cell>
        </table:table-row>
        <table:table-row table:style-name="ro1">
          <table:table-cell office:value-type="string">
            <text:p>Studies show that lab rats navigate mazes 50% faster after being exposed to _____.</text:p>
          </table:table-cell>
          <table:table-cell office:value-type="string">
            <text:p>During Picasso's often-overlooked Brown Period, he produced hundreds of paintings of _____.</text:p>
          </table:table-cell>
          <table:table-cell office:value-type="string">
            <text:p>What's the new fad diet?</text:p>
          </table:table-cell>
        </table:table-row>
        <table:table-row table:style-name="ro1">
          <table:table-cell office:value-type="string">
            <text:p>That's right, I killed _____. How, you ask? _____.</text:p>
          </table:table-cell>
          <table:table-cell office:value-type="string">
            <text:p>During sex, I like to think about _____.</text:p>
          </table:table-cell>
          <table:table-cell office:value-type="string">
            <text:p>What's the next Happy Meal toy?</text:p>
          </table:table-cell>
        </table:table-row>
        <table:table-row table:style-name="ro1">
          <table:table-cell office:value-type="string">
            <text:p>The CIA now interrogates enemy agents by repeatedly subjecting them to _____.</text:p>
          </table:table-cell>
          <table:table-cell office:value-type="string">
            <text:p>For my next trick, I will pull _____ out of _____.</text:p>
          </table:table-cell>
          <table:table-cell office:value-type="string">
            <text:p>What's the next superhero/sidekick duo?</text:p>
          </table:table-cell>
        </table:table-row>
        <table:table-row table:style-name="ro1">
          <table:table-cell office:value-type="string">
            <text:p>The class field trip was completely ruined by _____.</text:p>
          </table:table-cell>
          <table:table-cell office:value-type="string">
            <text:p>He who controls _____ controls the world.</text:p>
          </table:table-cell>
          <table:table-cell office:value-type="string">
            <text:p>What's there a ton of in heaven?</text:p>
          </table:table-cell>
        </table:table-row>
        <table:table-row table:style-name="ro1">
          <table:table-cell office:value-type="string">
            <text:p>The socialist governments of Scandinavia have declared that access to _____ is a basic human right.</text:p>
          </table:table-cell>
          <table:table-cell office:value-type="string">
            <text:p>How am I maintaining my relationship status?</text:p>
          </table:table-cell>
          <table:table-cell office:value-type="string">
            <text:p>When all else fails, I can always masturbate to _____.</text:p>
          </table:table-cell>
        </table:table-row>
        <table:table-row table:style-name="ro1">
          <table:table-cell office:value-type="string">
            <text:p>The U.S. has begun airdropping _____ to the children of Afghanistan.</text:p>
          </table:table-cell>
          <table:table-cell office:value-type="string">
            <text:p>I do not know with what weapons World War III will be fought, but World War IV will be fought with _____.</text:p>
          </table:table-cell>
          <table:table-cell office:value-type="string">
            <text:p>When I am a billionaire, I shall erect a 50-foot statue to commemorate _____.</text:p>
          </table:table-cell>
        </table:table-row>
        <table:table-row table:style-name="ro1">
          <table:table-cell office:value-type="string">
            <text:p>This is the way the world ends \ This is the way the world ends \ Not with a bang but with _____.</text:p>
          </table:table-cell>
          <table:table-cell office:value-type="string">
            <text:p>I drink to forget _____.</text:p>
          </table:table-cell>
          <table:table-cell office:value-type="string">
            <text:p>When I am President of the United States, I will create the Department of _____.</text:p>
          </table:table-cell>
        </table:table-row>
        <table:table-row table:style-name="ro1">
          <table:table-cell office:value-type="string">
            <text:p>This season on Man vs. Wild, Bear Grylls must survive in the depths of the Amazon with only _____ and his wits. </text:p>
          </table:table-cell>
          <table:table-cell office:value-type="string">
            <text:p>I got 99 problems but _____ ain't one.</text:p>
          </table:table-cell>
          <table:table-cell office:value-type="string">
            <text:p>When I pooped, what came out of my butt?</text:p>
          </table:table-cell>
        </table:table-row>
        <table:table-row table:style-name="ro1">
          <table:table-cell office:value-type="string">
            <text:p>TSA guidelines now prohibit _____ on airplanes.</text:p>
          </table:table-cell>
          <table:table-cell office:value-type="string">
            <text:p>I learned the hard way that you can't cheer up a grieving friend with _____.</text:p>
          </table:table-cell>
          <table:table-cell office:value-type="string">
            <text:p>When I was tripping on acid, _____ turned into _____.</text:p>
          </table:table-cell>
        </table:table-row>
        <table:table-row table:style-name="ro1">
          <table:table-cell office:value-type="string">
            <text:p>War! What is it good for?</text:p>
          </table:table-cell>
          <table:table-cell office:value-type="string">
            <text:p>I never truly understood _____ until I encountered _____.</text:p>
          </table:table-cell>
          <table:table-cell office:value-type="string">
            <text:p>When I'm in prison, I'll have _____ smuggled in.</text:p>
          </table:table-cell>
        </table:table-row>
        <table:table-row table:style-name="ro1">
          <table:table-cell office:value-type="string">
            <text:p>What am I giving up for Lent?</text:p>
          </table:table-cell>
          <table:table-cell office:value-type="string">
            <text:p>I wish I hadn't lost the instruction manual for _____.</text:p>
          </table:table-cell>
          <table:table-cell office:value-type="string">
            <text:p>When Pharaoh remained unmoved, Moses called down a Plague of _____.</text:p>
          </table:table-cell>
        </table:table-row>
        <table:table-row table:style-name="ro1">
          <table:table-cell office:value-type="string">
            <text:p>What are my parents hiding from me?</text:p>
          </table:table-cell>
          <table:table-cell office:value-type="string">
            <text:p>I'm sorry, Professor, but I couldn't complete my homework because of _____.</text:p>
          </table:table-cell>
          <table:table-cell office:value-type="string">
            <text:p>While the United States raced the Soviet Union to the moon, the Mexican government funneled millions of pesos into research on _____.</text:p>
          </table:table-cell>
        </table:table-row>
        <table:table-row table:style-name="ro1">
          <table:table-cell office:value-type="string">
            <text:p>What brought the orgy to a grinding halt?</text:p>
          </table:table-cell>
          <table:table-cell office:value-type="string">
            <text:p>In 1,000 years, when paper money is but a distant memory, _____ will be our currency.</text:p>
          </table:table-cell>
          <table:table-cell office:value-type="string">
            <text:p>White people like _____.</text:p>
          </table:table-cell>
        </table:table-row>
        <table:table-row table:style-name="ro1">
          <table:table-cell office:value-type="string">
            <text:p>What did I bring back from Mexico?</text:p>
          </table:table-cell>
          <table:table-cell office:value-type="string">
            <text:p>In a world ravaged by _____, our only solace is _____.</text:p>
          </table:table-cell>
          <table:table-cell office:value-type="string">
            <text:p>Who stole the cookies from the cookie jar?</text:p>
          </table:table-cell>
        </table:table-row>
        <table:table-row table:style-name="ro1">
          <table:table-cell office:value-type="string">
            <text:p>What did the US airdrop to the children of Afghanistan?</text:p>
          </table:table-cell>
          <table:table-cell office:value-type="string">
            <text:p>In an attempt to reach a wider audience, the Smithsonian Museum of Natural History has opened an interactive exhibit on _____.</text:p>
          </table:table-cell>
          <table:table-cell office:value-type="string">
            <text:p>Why am I sticky?</text:p>
          </table:table-cell>
        </table:table-row>
        <table:table-row table:style-name="ro1">
          <table:table-cell office:value-type="string">
            <text:p>What did Vin Diesel eat for dinner?</text:p>
          </table:table-cell>
          <table:table-cell office:value-type="string">
            <text:p>In his new self-produced album, Kanye West raps over the sounds of _____.</text:p>
          </table:table-cell>
          <table:table-cell office:value-type="string">
            <text:p>Why can't I sleep at night?</text:p>
          </table:table-cell>
        </table:table-row>
        <table:table-row table:style-name="ro1">
          <table:table-cell office:value-type="string">
            <text:p>What do old people smell like?</text:p>
          </table:table-cell>
          <table:table-cell office:value-type="string">
            <text:p>In his new summer comedy, Rob Schneider is _____ trapped in the body of _____.</text:p>
          </table:table-cell>
          <table:table-cell office:value-type="string">
            <text:p>Why do I hurt all over?</text:p>
          </table:table-cell>
        </table:table-row>
      </table:table>
      <table:named-expressions/>
      <table:database-ranges>
        <table:database-range table:name="__Anonymous_Sheet_DB__0" table:target-range-address="Sheet1.A1:Sheet1.A1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00/00/0000</text:date>, <text:time style:data-style-name="N2" text:time-value="0000-00-00T12:44:10.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14T12:44:38.23</dc:date>
    <dc:creator>Mark David Scott Cunningham</dc:creator>
    <meta:generator>LibreOffice/3.6$Windows_x86 LibreOffice_project/2ef5aff-a6fb0ff-166bdff-cf087ad-0f1389</meta:generator>
    <meta:editing-duration>PT26S</meta:editing-duration>
    <meta:editing-cycles>7</meta:editing-cycles>
    <meta:document-statistic meta:table-count="1" meta:cell-count="114" meta:object-count="0"/>
  </office:meta>
</office:document-meta>
</file>